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RandomAccessContent.SftpRandomAccessContent( final SftpFileObject fileObject ,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andomAccessContent.read( byte b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ftpRandomAccessContent.seek( long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ftpRandomAcces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andomAccessContent.read( byte b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ftpRandomAccessContent.getData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ftpRandomAcces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andomAccessCont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andomAccessContent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